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le1" style:family="table">
      <style:table-properties style:width="10.398cm" table:align="left"/>
    </style:style>
    <style:style style:name="Table1.A" style:family="table-column">
      <style:table-column-properties style:column-width="2.508cm"/>
    </style:style>
    <style:style style:name="Table1.B" style:family="table-column">
      <style:table-column-properties style:column-width="4.69cm"/>
    </style:style>
    <style:style style:name="Table1.C" style:family="table-column">
      <style:table-column-properties style:column-width="3.2cm"/>
    </style:style>
    <style:style style:name="Table1.A1" style:family="table-cell">
      <style:table-cell-properties fo:padding="0cm" fo:border="none" style:writing-mode="pag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5.403cm" style:rel-column-width="20827*"/>
    </style:style>
    <style:style style:name="Table5.B" style:family="table-column">
      <style:table-column-properties style:column-width="5.6cm" style:rel-column-width="21588*"/>
    </style:style>
    <style:style style:name="Table5.C" style:family="table-column">
      <style:table-column-properties style:column-width="5.997cm" style:rel-column-width="23120*"/>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5.403cm" style:rel-column-width="20827*"/>
    </style:style>
    <style:style style:name="Table6.B" style:family="table-column">
      <style:table-column-properties style:column-width="5.6cm" style:rel-column-width="21588*"/>
    </style:style>
    <style:style style:name="Table6.C" style:family="table-column">
      <style:table-column-properties style:column-width="5.997cm" style:rel-column-width="23120*"/>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27695" officeooo:paragraph-rsid="00127695"/>
    </style:style>
    <style:style style:name="P2" style:family="paragraph" style:parent-style-name="Text_20_body">
      <style:text-properties officeooo:rsid="00127695" officeooo:paragraph-rsid="00127695"/>
    </style:style>
    <style:style style:name="P3" style:family="paragraph" style:parent-style-name="Standard">
      <style:text-properties officeooo:rsid="00127695" officeooo:paragraph-rsid="001a4e36"/>
    </style:style>
    <style:style style:name="P4" style:family="paragraph" style:parent-style-name="Standard">
      <style:text-properties officeooo:rsid="00127695" officeooo:paragraph-rsid="003833ca"/>
    </style:style>
    <style:style style:name="P5" style:family="paragraph" style:parent-style-name="Standard">
      <style:text-properties style:text-underline-style="none" officeooo:rsid="00242931" officeooo:paragraph-rsid="001dcdd4"/>
    </style:style>
    <style:style style:name="P6" style:family="paragraph" style:parent-style-name="Standard">
      <style:text-properties style:text-underline-style="none" officeooo:rsid="0011f5de" officeooo:paragraph-rsid="001a4e36"/>
    </style:style>
    <style:style style:name="P7" style:family="paragraph" style:parent-style-name="Standard">
      <style:text-properties style:text-underline-style="none" officeooo:rsid="0011f5de" officeooo:paragraph-rsid="00276d5a"/>
    </style:style>
    <style:style style:name="P8" style:family="paragraph" style:parent-style-name="Standard">
      <style:text-properties style:text-underline-style="none" officeooo:rsid="001e6cdb" officeooo:paragraph-rsid="001a4e36"/>
    </style:style>
    <style:style style:name="P9" style:family="paragraph" style:parent-style-name="Standard">
      <style:text-properties style:text-underline-style="none" officeooo:rsid="0022358f" officeooo:paragraph-rsid="001a4e36"/>
    </style:style>
    <style:style style:name="P10" style:family="paragraph" style:parent-style-name="Standard">
      <style:text-properties style:text-underline-style="none" officeooo:rsid="0022358f" officeooo:paragraph-rsid="0056f3ad"/>
    </style:style>
    <style:style style:name="P11" style:family="paragraph" style:parent-style-name="Standard">
      <style:text-properties style:text-underline-style="none" officeooo:rsid="002dc775" officeooo:paragraph-rsid="001becd9"/>
    </style:style>
    <style:style style:name="P12" style:family="paragraph" style:parent-style-name="Standard">
      <style:text-properties style:text-underline-style="none" officeooo:rsid="003c118d" officeooo:paragraph-rsid="003833ca"/>
    </style:style>
    <style:style style:name="P13" style:family="paragraph" style:parent-style-name="Standard">
      <style:text-properties style:text-underline-style="none" officeooo:rsid="00306226" officeooo:paragraph-rsid="001a4e36"/>
    </style:style>
    <style:style style:name="P14" style:family="paragraph" style:parent-style-name="Standard">
      <style:text-properties style:text-underline-style="none" officeooo:rsid="00259041" officeooo:paragraph-rsid="001a4e36"/>
    </style:style>
    <style:style style:name="P15" style:family="paragraph" style:parent-style-name="Standard">
      <style:text-properties style:text-underline-style="none" officeooo:rsid="0042ccbf" officeooo:paragraph-rsid="0042ccbf"/>
    </style:style>
    <style:style style:name="P16" style:family="paragraph" style:parent-style-name="Standard">
      <style:text-properties style:text-underline-style="none" officeooo:rsid="004e46a1" officeooo:paragraph-rsid="005016be"/>
    </style:style>
    <style:style style:name="P17" style:family="paragraph" style:parent-style-name="Standard">
      <style:text-properties style:text-underline-style="none" officeooo:rsid="004e46a1" officeooo:paragraph-rsid="0056f3ad"/>
    </style:style>
    <style:style style:name="P18" style:family="paragraph" style:parent-style-name="Standard">
      <style:text-properties style:text-underline-style="none" officeooo:rsid="004e46a1" officeooo:paragraph-rsid="00546a7d"/>
    </style:style>
    <style:style style:name="P19" style:family="paragraph" style:parent-style-name="Standard">
      <style:text-properties style:text-underline-style="none" officeooo:rsid="004e46a1" officeooo:paragraph-rsid="0056d99e"/>
    </style:style>
    <style:style style:name="P20" style:family="paragraph" style:parent-style-name="Standard">
      <style:text-properties style:text-underline-style="none" officeooo:rsid="0056f3ad" officeooo:paragraph-rsid="0056f3ad"/>
    </style:style>
    <style:style style:name="P21" style:family="paragraph" style:parent-style-name="Standard">
      <style:text-properties style:text-underline-style="none" officeooo:rsid="00281790" officeooo:paragraph-rsid="006cec3a"/>
    </style:style>
    <style:style style:name="P22" style:family="paragraph" style:parent-style-name="Standard">
      <style:text-properties style:text-underline-style="none" officeooo:rsid="00552bc2" officeooo:paragraph-rsid="00552bc2"/>
    </style:style>
    <style:style style:name="P23" style:family="paragraph" style:parent-style-name="Standard">
      <style:text-properties style:text-underline-style="none" officeooo:rsid="009aed30" officeooo:paragraph-rsid="009fe599"/>
    </style:style>
    <style:style style:name="P24" style:family="paragraph" style:parent-style-name="Standard">
      <style:text-properties style:text-underline-style="none" officeooo:rsid="009aed30" officeooo:paragraph-rsid="00a1d6ec"/>
    </style:style>
    <style:style style:name="P25" style:family="paragraph" style:parent-style-name="Standard">
      <style:text-properties style:text-underline-style="none" officeooo:rsid="009aed30" officeooo:paragraph-rsid="00a1fb04"/>
    </style:style>
    <style:style style:name="P26" style:family="paragraph" style:parent-style-name="Standard">
      <style:text-properties style:text-underline-style="none" officeooo:rsid="009aed30" officeooo:paragraph-rsid="00a31ea5"/>
    </style:style>
    <style:style style:name="P27" style:family="paragraph" style:parent-style-name="Standard">
      <style:text-properties style:text-underline-style="none" officeooo:rsid="009aed30" officeooo:paragraph-rsid="00a47f8e"/>
    </style:style>
    <style:style style:name="P28" style:family="paragraph" style:parent-style-name="Standard">
      <style:text-properties officeooo:paragraph-rsid="001a4e36"/>
    </style:style>
    <style:style style:name="P29" style:family="paragraph" style:parent-style-name="Standard">
      <style:text-properties officeooo:rsid="00143be2" officeooo:paragraph-rsid="00127695"/>
    </style:style>
    <style:style style:name="P30" style:family="paragraph" style:parent-style-name="Standard">
      <style:text-properties officeooo:paragraph-rsid="001becd9"/>
    </style:style>
    <style:style style:name="P31" style:family="paragraph" style:parent-style-name="Standard">
      <style:text-properties officeooo:paragraph-rsid="0026f568"/>
    </style:style>
    <style:style style:name="P32" style:family="paragraph" style:parent-style-name="Table_20_Contents">
      <style:text-properties officeooo:rsid="002cf595" officeooo:paragraph-rsid="002cf595"/>
    </style:style>
    <style:style style:name="P33" style:family="paragraph" style:parent-style-name="Table_20_Contents">
      <style:text-properties officeooo:rsid="002e3666" officeooo:paragraph-rsid="002e3666"/>
    </style:style>
    <style:style style:name="P34" style:family="paragraph" style:parent-style-name="Table_20_Contents">
      <style:text-properties officeooo:rsid="002f83b6" officeooo:paragraph-rsid="002f83b6"/>
    </style:style>
    <style:style style:name="P35" style:family="paragraph" style:parent-style-name="Table_20_Contents">
      <style:text-properties officeooo:rsid="00308783" officeooo:paragraph-rsid="00308783"/>
    </style:style>
    <style:style style:name="P36" style:family="paragraph" style:parent-style-name="Table_20_Contents">
      <style:text-properties officeooo:rsid="0030bec8" officeooo:paragraph-rsid="0030bec8"/>
    </style:style>
    <style:style style:name="P37" style:family="paragraph" style:parent-style-name="Table_20_Contents">
      <style:text-properties officeooo:rsid="00312b18" officeooo:paragraph-rsid="00312b18"/>
    </style:style>
    <style:style style:name="P38" style:family="paragraph" style:parent-style-name="Table_20_Contents">
      <style:text-properties officeooo:rsid="00318eab" officeooo:paragraph-rsid="00318eab"/>
    </style:style>
    <style:style style:name="P39" style:family="paragraph" style:parent-style-name="Table_20_Contents">
      <style:text-properties officeooo:rsid="003272b0" officeooo:paragraph-rsid="003272b0"/>
    </style:style>
    <style:style style:name="P40" style:family="paragraph" style:parent-style-name="Table_20_Contents">
      <style:text-properties officeooo:rsid="003471cc" officeooo:paragraph-rsid="003471cc"/>
    </style:style>
    <style:style style:name="P41" style:family="paragraph" style:parent-style-name="Standard">
      <style:text-properties officeooo:rsid="004e46a1" officeooo:paragraph-rsid="00546a7d"/>
    </style:style>
    <style:style style:name="P42" style:family="paragraph" style:parent-style-name="Standard">
      <style:text-properties officeooo:rsid="0056d99e" officeooo:paragraph-rsid="0056d99e"/>
    </style:style>
    <style:style style:name="P43" style:family="paragraph" style:parent-style-name="Standard">
      <style:text-properties officeooo:rsid="0056f3ad" officeooo:paragraph-rsid="0056f3ad"/>
    </style:style>
    <style:style style:name="P44" style:family="paragraph" style:parent-style-name="Standard">
      <style:text-properties officeooo:rsid="0010b206" officeooo:paragraph-rsid="001a4e36"/>
    </style:style>
    <style:style style:name="P45" style:family="paragraph" style:parent-style-name="Standard">
      <style:text-properties officeooo:rsid="002c9d25" officeooo:paragraph-rsid="0056f3ad"/>
    </style:style>
    <style:style style:name="P46" style:family="paragraph" style:parent-style-name="Standard">
      <style:text-properties officeooo:rsid="002e7bd4" officeooo:paragraph-rsid="0056f3ad"/>
    </style:style>
    <style:style style:name="P47" style:family="paragraph" style:parent-style-name="Standard">
      <style:text-properties officeooo:rsid="008fc182" officeooo:paragraph-rsid="008fc182"/>
    </style:style>
    <style:style style:name="P48" style:family="paragraph" style:parent-style-name="Standard">
      <style:text-properties officeooo:rsid="009aed30" officeooo:paragraph-rsid="009aed30"/>
    </style:style>
    <style:style style:name="P49" style:family="paragraph" style:parent-style-name="Standard">
      <style:text-properties officeooo:rsid="009aed30" officeooo:paragraph-rsid="009b630f"/>
    </style:style>
    <style:style style:name="P50" style:family="paragraph" style:parent-style-name="Standard">
      <style:text-properties officeooo:rsid="009aed30" officeooo:paragraph-rsid="009df96e"/>
    </style:style>
    <style:style style:name="P51" style:family="paragraph" style:parent-style-name="Standard">
      <style:text-properties officeooo:rsid="008ea466" officeooo:paragraph-rsid="009aed30"/>
    </style:style>
    <style:style style:name="P52" style:family="paragraph" style:parent-style-name="Standard">
      <style:text-properties officeooo:rsid="008ea466" officeooo:paragraph-rsid="009df96e"/>
    </style:style>
    <style:style style:name="P53" style:family="paragraph" style:parent-style-name="Standard">
      <style:text-properties officeooo:rsid="009fe599" officeooo:paragraph-rsid="009fe599"/>
    </style:style>
    <style:style style:name="P54" style:family="paragraph" style:parent-style-name="Standard">
      <style:text-properties style:text-underline-style="solid" style:text-underline-width="auto" style:text-underline-color="font-color" officeooo:rsid="009fe599" officeooo:paragraph-rsid="009fe599"/>
    </style:style>
    <style:style style:name="P55" style:family="paragraph" style:parent-style-name="Standard">
      <style:text-properties style:font-name="Liberation Serif" fo:font-size="12pt" officeooo:rsid="0090428d" officeooo:paragraph-rsid="009fe599" style:font-size-asian="12pt" style:font-size-complex="12pt"/>
    </style:style>
    <style:style style:name="P56" style:family="paragraph" style:parent-style-name="Table_20_Contents">
      <style:text-properties officeooo:rsid="009b630f" officeooo:paragraph-rsid="009b630f"/>
    </style:style>
    <style:style style:name="P57" style:family="paragraph" style:parent-style-name="Standard" style:list-style-name="L1">
      <style:text-properties style:text-underline-style="none" officeooo:rsid="00546a7d" officeooo:paragraph-rsid="00546a7d"/>
    </style:style>
    <style:style style:name="P58" style:family="paragraph" style:parent-style-name="Standard" style:list-style-name="L3">
      <style:text-properties style:text-underline-style="none" officeooo:rsid="0056f3ad" officeooo:paragraph-rsid="0056f3ad"/>
    </style:style>
    <style:style style:name="P59" style:family="paragraph" style:parent-style-name="Standard" style:list-style-name="L4">
      <style:text-properties style:text-underline-style="none" officeooo:rsid="0056f3ad" officeooo:paragraph-rsid="0087ab3b"/>
    </style:style>
    <style:style style:name="P60" style:family="paragraph" style:parent-style-name="Standard" style:list-style-name="L4">
      <style:text-properties style:text-underline-style="none" officeooo:rsid="0056f3ad" officeooo:paragraph-rsid="0056f3ad"/>
    </style:style>
    <style:style style:name="P61" style:family="paragraph" style:parent-style-name="Standard">
      <style:text-properties style:text-underline-style="none" officeooo:rsid="009aed30" officeooo:paragraph-rsid="00a751d7"/>
    </style:style>
    <style:style style:name="P62" style:family="paragraph" style:parent-style-name="Standard">
      <style:text-properties style:text-underline-style="none" officeooo:rsid="009aed30" officeooo:paragraph-rsid="00a86081"/>
    </style:style>
    <style:style style:name="P63" style:family="paragraph" style:parent-style-name="Standard" style:list-style-name="L2">
      <style:text-properties officeooo:rsid="0056d99e" officeooo:paragraph-rsid="0056d99e"/>
    </style:style>
    <style:style style:name="P64" style:family="paragraph" style:parent-style-name="Standard" style:list-style-name="L5">
      <style:text-properties officeooo:rsid="0056f3ad" officeooo:paragraph-rsid="0056f3ad"/>
    </style:style>
    <style:style style:name="P65" style:family="paragraph" style:parent-style-name="Standard">
      <style:text-properties style:font-name="Liberation Serif" fo:font-size="12pt" officeooo:rsid="0096c20d" officeooo:paragraph-rsid="009df96e" style:font-size-asian="12pt" style:font-size-complex="12pt"/>
    </style:style>
    <style:style style:name="P66" style:family="paragraph" style:parent-style-name="Standard">
      <style:text-properties officeooo:rsid="009aed30" officeooo:paragraph-rsid="009aed30"/>
    </style:style>
    <style:style style:name="P67" style:family="paragraph" style:parent-style-name="Standard">
      <style:text-properties officeooo:rsid="009aed30" officeooo:paragraph-rsid="00a751d7"/>
    </style:style>
    <style:style style:name="P68" style:family="paragraph" style:parent-style-name="Standard">
      <style:text-properties officeooo:rsid="009aed30" officeooo:paragraph-rsid="00a916ff"/>
    </style:style>
    <style:style style:name="T1" style:family="text">
      <style:text-properties officeooo:rsid="00143be2"/>
    </style:style>
    <style:style style:name="T2" style:family="text">
      <style:text-properties officeooo:rsid="00153c6d"/>
    </style:style>
    <style:style style:name="T3" style:family="text">
      <style:text-properties officeooo:rsid="001ad491"/>
    </style:style>
    <style:style style:name="T4" style:family="text">
      <style:text-properties officeooo:rsid="00145a64"/>
    </style:style>
    <style:style style:name="T5" style:family="text">
      <style:text-properties officeooo:rsid="001ccd0a"/>
    </style:style>
    <style:style style:name="T6" style:family="text">
      <style:text-properties officeooo:rsid="00147544"/>
    </style:style>
    <style:style style:name="T7" style:family="text">
      <style:text-properties officeooo:rsid="001e6cdb"/>
    </style:style>
    <style:style style:name="T8" style:family="text">
      <style:text-properties officeooo:rsid="0013efcb"/>
    </style:style>
    <style:style style:name="T9" style:family="text">
      <style:text-properties officeooo:rsid="0029a06a"/>
    </style:style>
    <style:style style:name="T10" style:family="text">
      <style:text-properties officeooo:rsid="002a11d3"/>
    </style:style>
    <style:style style:name="T11" style:family="text">
      <style:text-properties style:text-underline-style="none"/>
    </style:style>
    <style:style style:name="T12" style:family="text">
      <style:text-properties style:text-underline-style="none" officeooo:rsid="00203c33"/>
    </style:style>
    <style:style style:name="T13" style:family="text">
      <style:text-properties style:text-underline-style="none" officeooo:rsid="00204d68"/>
    </style:style>
    <style:style style:name="T14" style:family="text">
      <style:text-properties style:text-underline-style="none" officeooo:rsid="0022358f"/>
    </style:style>
    <style:style style:name="T15" style:family="text">
      <style:text-properties style:text-underline-style="none" officeooo:rsid="00306226"/>
    </style:style>
    <style:style style:name="T16" style:family="text">
      <style:text-properties style:text-underline-style="none" officeooo:rsid="00242931"/>
    </style:style>
    <style:style style:name="T17" style:family="text">
      <style:text-properties style:text-underline-style="none" officeooo:rsid="002b6664"/>
    </style:style>
    <style:style style:name="T18" style:family="text">
      <style:text-properties style:text-underline-style="none" officeooo:rsid="001becd9"/>
    </style:style>
    <style:style style:name="T19" style:family="text">
      <style:text-properties style:text-underline-style="none" officeooo:rsid="0011f5de"/>
    </style:style>
    <style:style style:name="T20" style:family="text">
      <style:text-properties style:text-underline-style="none" officeooo:rsid="001ad491"/>
    </style:style>
    <style:style style:name="T21" style:family="text">
      <style:text-properties style:text-underline-style="none" officeooo:rsid="00145a64"/>
    </style:style>
    <style:style style:name="T22" style:family="text">
      <style:text-properties style:text-underline-style="none" officeooo:rsid="001ccd0a"/>
    </style:style>
    <style:style style:name="T23" style:family="text">
      <style:text-properties style:text-underline-style="none" officeooo:rsid="00147544"/>
    </style:style>
    <style:style style:name="T24" style:family="text">
      <style:text-properties style:text-underline-style="none" officeooo:rsid="001582a4"/>
    </style:style>
    <style:style style:name="T25" style:family="text">
      <style:text-properties style:text-underline-style="none" officeooo:rsid="0026f568"/>
    </style:style>
    <style:style style:name="T26" style:family="text">
      <style:text-properties style:text-underline-style="none" officeooo:rsid="0018e9a0"/>
    </style:style>
    <style:style style:name="T27" style:family="text">
      <style:text-properties style:text-underline-style="none" officeooo:rsid="0027a43c"/>
    </style:style>
    <style:style style:name="T28" style:family="text">
      <style:text-properties style:text-underline-style="none" officeooo:rsid="001e6cdb"/>
    </style:style>
    <style:style style:name="T29" style:family="text">
      <style:text-properties style:text-underline-style="none" officeooo:rsid="00362b8d"/>
    </style:style>
    <style:style style:name="T30" style:family="text">
      <style:text-properties style:text-underline-style="none" officeooo:rsid="00371446"/>
    </style:style>
    <style:style style:name="T31" style:family="text">
      <style:text-properties style:text-underline-style="none" officeooo:rsid="003a58d6"/>
    </style:style>
    <style:style style:name="T32" style:family="text">
      <style:text-properties style:text-underline-style="none" officeooo:rsid="003ab608"/>
    </style:style>
    <style:style style:name="T33" style:family="text">
      <style:text-properties style:text-underline-style="none" officeooo:rsid="0042ccbf"/>
    </style:style>
    <style:style style:name="T34" style:family="text">
      <style:text-properties style:text-underline-style="none" officeooo:rsid="0044ad4f"/>
    </style:style>
    <style:style style:name="T35" style:family="text">
      <style:text-properties style:text-underline-style="none" officeooo:rsid="004e46a1"/>
    </style:style>
    <style:style style:name="T36" style:family="text">
      <style:text-properties style:text-underline-style="none" officeooo:rsid="00545a76"/>
    </style:style>
    <style:style style:name="T37" style:family="text">
      <style:text-properties style:text-underline-style="none" officeooo:rsid="00584857"/>
    </style:style>
    <style:style style:name="T38" style:family="text">
      <style:text-properties style:text-underline-style="none" officeooo:rsid="005febc7"/>
    </style:style>
    <style:style style:name="T39" style:family="text">
      <style:text-properties style:text-underline-style="none" officeooo:rsid="0068d7f8"/>
    </style:style>
    <style:style style:name="T40" style:family="text">
      <style:text-properties style:text-underline-style="none" officeooo:rsid="006a7e91"/>
    </style:style>
    <style:style style:name="T41" style:family="text">
      <style:text-properties style:text-underline-style="none" officeooo:rsid="006a9e55"/>
    </style:style>
    <style:style style:name="T42" style:family="text">
      <style:text-properties style:text-underline-style="none" officeooo:rsid="00750b24"/>
    </style:style>
    <style:style style:name="T43" style:family="text">
      <style:text-properties style:text-underline-style="none" officeooo:rsid="00768a77"/>
    </style:style>
    <style:style style:name="T44" style:family="text">
      <style:text-properties style:text-underline-style="none" officeooo:rsid="007731bb"/>
    </style:style>
    <style:style style:name="T45" style:family="text">
      <style:text-properties style:text-underline-style="none" officeooo:rsid="009aed30"/>
    </style:style>
    <style:style style:name="T46" style:family="text">
      <style:text-properties style:text-underline-style="none" officeooo:rsid="009df96e"/>
    </style:style>
    <style:style style:name="T47" style:family="text">
      <style:text-properties style:text-underline-style="none" officeooo:rsid="00a916ff"/>
    </style:style>
    <style:style style:name="T48" style:family="text">
      <style:text-properties officeooo:rsid="001a4e36"/>
    </style:style>
    <style:style style:name="T49" style:family="text">
      <style:text-properties officeooo:rsid="001becd9"/>
    </style:style>
    <style:style style:name="T50" style:family="text">
      <style:text-properties officeooo:rsid="001dcdd4"/>
    </style:style>
    <style:style style:name="T51" style:family="text">
      <style:text-properties officeooo:rsid="001f8ccf"/>
    </style:style>
    <style:style style:name="T52" style:family="text">
      <style:text-properties officeooo:rsid="00214a08"/>
    </style:style>
    <style:style style:name="T53" style:family="text">
      <style:text-properties officeooo:rsid="0022fb86"/>
    </style:style>
    <style:style style:name="T54" style:family="text">
      <style:text-properties fo:font-style="italic" officeooo:rsid="001dcdd4" style:font-style-asian="italic" style:font-style-complex="italic"/>
    </style:style>
    <style:style style:name="T55" style:family="text">
      <style:text-properties fo:font-style="italic" officeooo:rsid="0062a79b" style:font-style-asian="italic" style:font-style-complex="italic"/>
    </style:style>
    <style:style style:name="T56" style:family="text">
      <style:text-properties officeooo:rsid="00255abc"/>
    </style:style>
    <style:style style:name="T57" style:family="text">
      <style:text-properties officeooo:rsid="00276d5a"/>
    </style:style>
    <style:style style:name="T58" style:family="text">
      <style:text-properties officeooo:rsid="002baf43"/>
    </style:style>
    <style:style style:name="T59" style:family="text">
      <style:text-properties officeooo:rsid="002cf595"/>
    </style:style>
    <style:style style:name="T60" style:family="text">
      <style:text-properties officeooo:rsid="002e3666"/>
    </style:style>
    <style:style style:name="T61" style:family="text">
      <style:text-properties officeooo:rsid="002f83b6"/>
    </style:style>
    <style:style style:name="T62" style:family="text">
      <style:text-properties officeooo:rsid="00308783"/>
    </style:style>
    <style:style style:name="T63" style:family="text">
      <style:text-properties officeooo:rsid="0030bec8"/>
    </style:style>
    <style:style style:name="T64" style:family="text">
      <style:text-properties officeooo:rsid="003272b0"/>
    </style:style>
    <style:style style:name="T65" style:family="text">
      <style:text-properties officeooo:rsid="002dc775"/>
    </style:style>
    <style:style style:name="T66" style:family="text">
      <style:text-properties officeooo:rsid="0044ad4f"/>
    </style:style>
    <style:style style:name="T67" style:family="text">
      <style:text-properties officeooo:rsid="0047cbde"/>
    </style:style>
    <style:style style:name="T68" style:family="text">
      <style:text-properties officeooo:rsid="004905d0"/>
    </style:style>
    <style:style style:name="T69" style:family="text">
      <style:text-properties officeooo:rsid="004bc5b4"/>
    </style:style>
    <style:style style:name="T70" style:family="text">
      <style:text-properties officeooo:rsid="004e46a1"/>
    </style:style>
    <style:style style:name="T71" style:family="text">
      <style:text-properties officeooo:rsid="005016be"/>
    </style:style>
    <style:style style:name="T72" style:family="text">
      <style:text-properties officeooo:rsid="00516a05"/>
    </style:style>
    <style:style style:name="T73" style:family="text">
      <style:text-properties officeooo:rsid="00518c93"/>
    </style:style>
    <style:style style:name="T74" style:family="text">
      <style:text-properties officeooo:rsid="00544229"/>
    </style:style>
    <style:style style:name="T75" style:family="text">
      <style:text-properties officeooo:rsid="00545a76"/>
    </style:style>
    <style:style style:name="T76" style:family="text">
      <style:text-properties officeooo:rsid="00546a7d"/>
    </style:style>
    <style:style style:name="T77" style:family="text">
      <style:text-properties officeooo:rsid="00552bc2"/>
    </style:style>
    <style:style style:name="T78" style:family="text">
      <style:text-properties officeooo:rsid="0056d99e"/>
    </style:style>
    <style:style style:name="T79" style:family="text">
      <style:text-properties officeooo:rsid="0056f3ad"/>
    </style:style>
    <style:style style:name="T80" style:family="text">
      <style:text-properties officeooo:rsid="005ae0ee"/>
    </style:style>
    <style:style style:name="T81" style:family="text">
      <style:text-properties officeooo:rsid="005cade4"/>
    </style:style>
    <style:style style:name="T82" style:family="text">
      <style:text-properties officeooo:rsid="005edea7"/>
    </style:style>
    <style:style style:name="T83" style:family="text">
      <style:text-properties officeooo:rsid="0062140c"/>
    </style:style>
    <style:style style:name="T84" style:family="text">
      <style:text-properties officeooo:rsid="0062a79b"/>
    </style:style>
    <style:style style:name="T85" style:family="text">
      <style:text-properties officeooo:rsid="00637067"/>
    </style:style>
    <style:style style:name="T86" style:family="text">
      <style:text-properties officeooo:rsid="006581a6"/>
    </style:style>
    <style:style style:name="T87" style:family="text">
      <style:text-properties officeooo:rsid="0065a252"/>
    </style:style>
    <style:style style:name="T88" style:family="text">
      <style:text-properties officeooo:rsid="0066e22c"/>
    </style:style>
    <style:style style:name="T89" style:family="text">
      <style:text-properties officeooo:rsid="006c4493"/>
    </style:style>
    <style:style style:name="T90" style:family="text">
      <style:text-properties officeooo:rsid="006cb42e"/>
    </style:style>
    <style:style style:name="T91" style:family="text">
      <style:text-properties officeooo:rsid="006cbe8c"/>
    </style:style>
    <style:style style:name="T92" style:family="text">
      <style:text-properties officeooo:rsid="006cec3a"/>
    </style:style>
    <style:style style:name="T93" style:family="text">
      <style:text-properties officeooo:rsid="006d3cdc"/>
    </style:style>
    <style:style style:name="T94" style:family="text">
      <style:text-properties officeooo:rsid="006d9a6c"/>
    </style:style>
    <style:style style:name="T95" style:family="text">
      <style:text-properties officeooo:rsid="006fb45e"/>
    </style:style>
    <style:style style:name="T96" style:family="text">
      <style:text-properties officeooo:rsid="00734d76"/>
    </style:style>
    <style:style style:name="T97" style:family="text">
      <style:text-properties fo:font-weight="bold" officeooo:rsid="004bc5b4" style:font-weight-asian="bold" style:font-weight-complex="bold"/>
    </style:style>
    <style:style style:name="T98" style:family="text">
      <style:text-properties officeooo:rsid="007a3256"/>
    </style:style>
    <style:style style:name="T99" style:family="text">
      <style:text-properties officeooo:rsid="007b677b"/>
    </style:style>
    <style:style style:name="T100" style:family="text">
      <style:text-properties officeooo:rsid="007ba31d"/>
    </style:style>
    <style:style style:name="T101" style:family="text">
      <style:text-properties officeooo:rsid="007d8d10"/>
    </style:style>
    <style:style style:name="T102" style:family="text">
      <style:text-properties officeooo:rsid="007f793a"/>
    </style:style>
    <style:style style:name="T103" style:family="text">
      <style:text-properties officeooo:rsid="00819825"/>
    </style:style>
    <style:style style:name="T104" style:family="text">
      <style:text-properties officeooo:rsid="00822b0c"/>
    </style:style>
    <style:style style:name="T105" style:family="text">
      <style:text-properties officeooo:rsid="00833000"/>
    </style:style>
    <style:style style:name="T106" style:family="text">
      <style:text-properties officeooo:rsid="00845990"/>
    </style:style>
    <style:style style:name="T107" style:family="text">
      <style:text-properties officeooo:rsid="00852861"/>
    </style:style>
    <style:style style:name="T108" style:family="text">
      <style:text-properties officeooo:rsid="00885ebf"/>
    </style:style>
    <style:style style:name="T109" style:family="text">
      <style:text-properties officeooo:rsid="0089b7e8"/>
    </style:style>
    <style:style style:name="T110" style:family="text">
      <style:text-properties officeooo:rsid="008a355e"/>
    </style:style>
    <style:style style:name="T111" style:family="text">
      <style:text-properties officeooo:rsid="008b4544"/>
    </style:style>
    <style:style style:name="T112" style:family="text">
      <style:text-properties officeooo:rsid="008cd01b"/>
    </style:style>
    <style:style style:name="T113" style:family="text">
      <style:text-properties officeooo:rsid="008ff62a"/>
    </style:style>
    <style:style style:name="T114" style:family="text">
      <style:text-properties officeooo:rsid="0090428d"/>
    </style:style>
    <style:style style:name="T115" style:family="text">
      <style:text-properties officeooo:rsid="009236b2"/>
    </style:style>
    <style:style style:name="T116" style:family="text">
      <style:text-properties officeooo:rsid="00927563"/>
    </style:style>
    <style:style style:name="T117" style:family="text">
      <style:text-properties officeooo:rsid="00933177"/>
    </style:style>
    <style:style style:name="T118" style:family="text">
      <style:text-properties officeooo:rsid="00955867"/>
    </style:style>
    <style:style style:name="T119" style:family="text">
      <style:text-properties officeooo:rsid="0096c20d"/>
    </style:style>
    <style:style style:name="T120" style:family="text">
      <style:text-properties officeooo:rsid="0098a538"/>
    </style:style>
    <style:style style:name="T121" style:family="text">
      <style:text-properties officeooo:rsid="009aed30"/>
    </style:style>
    <style:style style:name="T122" style:family="text">
      <style:text-properties style:font-name="sans-serif" fo:font-size="13.5pt"/>
    </style:style>
    <style:style style:name="T123" style:family="text">
      <style:text-properties officeooo:rsid="009df96e"/>
    </style:style>
    <style:style style:name="T124" style:family="text">
      <style:text-properties officeooo:rsid="009fe599"/>
    </style:style>
    <style:style style:name="T125" style:family="text">
      <style:text-properties officeooo:rsid="00a1a7c5"/>
    </style:style>
    <style:style style:name="T126" style:family="text">
      <style:text-properties officeooo:rsid="00a47f8e"/>
    </style:style>
    <style:style style:name="T127" style:family="text">
      <style:text-properties fo:font-size="13.5pt"/>
    </style:style>
    <style:style style:name="T128" style:family="text">
      <style:text-properties officeooo:rsid="00a5f551"/>
    </style:style>
    <style:style style:name="T129" style:family="text">
      <style:text-properties officeooo:rsid="00a751d7"/>
    </style:style>
    <style:style style:name="T130" style:family="text">
      <style:text-properties officeooo:rsid="00a8608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ddressing the security and privacy <text:span text:style-name="T48">concerns</text:span> we would like to perform any inferencing task securely. <text:span text:style-name="T16">IUDX uses a slightly different framework of SMPC. We consider there are two compute servers and <text:s/>some (&gt;=2) data providers that actually posses data. </text:span>We consider that the model is trained and is proprietery to <text:span text:style-name="T48">a data provider, say DP0</text:span>. Similarly, the data for the inferencing task is private to <text:span text:style-name="T48">a data provider, say DP1</text:span>. To start with we choose MNIST data set just to demonstrate. We consider the model <text:span text:style-name="T48">a</text:span>s a two layer neural network. The same procedure can be adapted for any other dataset on their pretrained models with multiple neural <text:span text:style-name="T48">net </text:span>layers.</text:p>
      <text:p text:style-name="P3"/>
      <text:p text:style-name="P30"><text:span text:style-name="T1">To implement </text:span><text:span text:style-name="T2">the </text:span><text:span text:style-name="T1">inferencing task on MNIST in a secure way, we choose ABY2.0 protocol. </text:span><text:span text:style-name="T2">We also use MOTION2NX a framework</text:span> for Generic Hybrid Two-Party Computation and Private Inference with Neural Networks. <text:span text:style-name="T49">We consider the</text:span><text:span text:style-name="T16"> data providers create shares of their private data and share them with the compute servers for computaion. Compute servers </text:span><text:span text:style-name="T38">perform the inferencing task </text:span><text:span text:style-name="T16">and send output to the output owner in the form of shares. Compute servers are unaware of the clear output data. This version is different from what Motion2NX </text:span><text:span text:style-name="T18">offer</text:span><text:span text:style-name="T16">s. Hence we had to create seperate functions to achieve the above functionality. </text:span><text:span text:style-name="T17">This setup can accept data from multiple data providers and compute the results. </text:span></text:p>
      <text:p text:style-name="P11"/>
      <text:p text:style-name="P5"><text:span text:style-name="T65">Motion2NX internally works in the uint operations. We had to design appropriate encode functions to convert real numbers to uint depending on the number of fractional bits we wish to consider. Also, during reconstruction </text:span><text:span text:style-name="T83">the uint numbers </text:span><text:span text:style-name="T65">had to be appropriately mapped back </text:span><text:span text:style-name="T83">to real numbers</text:span><text:span text:style-name="T65">. This process introduces an error </text:span><text:span text:style-name="T84">due to fixed point arithmetic</text:span><text:span text:style-name="T65">. </text:span><text:span text:style-name="T50">Interestingly, for inferencing task on the MNIST data set we see that for</text:span><text:span text:style-name="T65"> fractional bits </text:span><text:span text:style-name="T50">as small as 6, no considerable error is introduced. </text:span><text:span text:style-name="T54">Specifically, the accuracy for secure computation with 6 fractional bits matches the accuracy of the inferencing task in the floating point world </text:span><text:span text:style-name="T55">when tested with 1000 test images in the MNIST dataset</text:span><text:span text:style-name="T54">.</text:span><text:span text:style-name="T50"> </text:span><text:span text:style-name="T51">To understand the error introduced due to secure computation and uint operations, we compared the cross entropy loss of the output ve</text:span><text:span text:style-name="T52">ctor </text:span><text:span text:style-name="T56">at</text:span><text:span text:style-name="T52"> layer 2</text:span><text:span text:style-name="T51">, before </text:span><text:span text:style-name="T52">the </text:span><text:span text:style-name="T51">argmax operation. </text:span><text:span text:style-name="T52">We see that the cross entropy loss decreases as we increase the fractional bits </text:span><text:span text:style-name="T85">upto</text:span><text:span text:style-name="T53"> 24</text:span><text:span text:style-name="T52">. </text:span><text:span text:style-name="T53">We also observed that a further increase in fractional bits increases the cross entropy loss. Also, beyond the threshold accuracy of the SMPC model decreases drastically. This inference is in tune with (cite ABY 3’s paragraph that talks about the </text:span><text:span text:style-name="T87">adverse</text:span><text:span text:style-name="T53"> </text:span><text:span text:style-name="T86">impact of </text:span><text:span text:style-name="T53">increase in fractional bits </text:span><text:span text:style-name="T87">due to wrap around error </text:span><text:span text:style-name="T88">during the truncation operation</text:span><text:span text:style-name="T53">). </text:span></text:p>
      <text:p text:style-name="P11"/>
      <text:p text:style-name="P31"><text:span text:style-name="T19">Motion2NX </text:span><text:span text:style-name="T20">can implement the functions(matrix multiplication, add etc.) using tensor and non tensor </text:span><text:span text:style-name="T21">operations. </text:span><text:span text:style-name="T22">Tensor operations are optimized versions that enable faster calculations. Therefore</text:span><text:span text:style-name="T23">, to perform an inference operation on a neural net, Motion2NX authors </text:span><text:span text:style-name="T24">recommend using tensor operations. Also, practically </text:span><text:span text:style-name="T25">we</text:span><text:span text:style-name="T24"> </text:span><text:span text:style-name="T26">verif</text:span><text:span text:style-name="T39">ied</text:span><text:span text:style-name="T26"> that inferencing task on MNIST dataset takes around </text:span><text:span text:style-name="T29">1</text:span><text:span text:style-name="T26"> minute using tensor operations. </text:span><text:span text:style-name="T20">A simple </text:span><text:span text:style-name="T27">multiplication</text:span><text:span text:style-name="T20"> operation </text:span><text:span text:style-name="T27">of two numbers</text:span><text:span text:style-name="T20"> in a non tensor version takes about </text:span><text:span text:style-name="T28">1.5</text:span><text:span text:style-name="T20">sec. An inferencing task on MNIST data set on a two layer neural network has operations of the order (~10^</text:span><text:span text:style-name="T28">6</text:span><text:span text:style-name="T20">). </text:span><text:span text:style-name="T40">Clearly, the tensor operations are much more efficient </text:span><text:span text:style-name="T41">compared to the non tensor operations.</text:span></text:p>
      <text:p text:style-name="P28"/>
      <text:p text:style-name="P7"><text:span text:style-name="T3">To implement the neural net we need to have an argmax function </text:span><text:span text:style-name="T5">(A function that gives out index of the maximum value in a vector)</text:span><text:span text:style-name="T3"> that appropriately classifies the image in the context of MNIST data set. </text:span><text:span text:style-name="T7">However, </text:span>Motion2NX has no provision to implement <text:span text:style-name="T8">the argmax function </text:span><text:span text:style-name="T6">using</text:span><text:span text:style-name="T8"> the tensor </text:span><text:span text:style-name="T4">operations. </text:span><text:span text:style-name="T9">T</text:span><text:span text:style-name="T7">here are </text:span><text:span text:style-name="T4">functions to compute maximum and argmax </text:span><text:span text:style-name="T6">using non tensor operations </text:span><text:span text:style-name="T7">for two inputs</text:span><text:span text:style-name="T6">. </text:span><text:span text:style-name="T7">But these </text:span><text:span text:style-name="T9">functions </text:span><text:span text:style-name="T7">cannot be used in the inferencing task as there is no provision to merge tensor and non tensor operations. This is a limitation in Motion2NX framework. Therefore </text:span><text:span text:style-name="T57">we</text:span><text:span text:style-name="T7"> figured out a way to print the output shares of the neural net just before argmax function. We can al</text:span><text:span text:style-name="T57">s</text:span><text:span text:style-name="T7">o assure that the clear </text:span><text:span text:style-name="T10">v</text:span><text:span text:style-name="T7">alues of the output shares are never reconstructed in the code. This feature is an improvement over the existing framework as it enables us to use tensor and non tensor world together </text:span><text:span text:style-name="T89">in a sequential manner</text:span><text:span text:style-name="T7">. </text:span><text:span text:style-name="T90">T</text:span><text:span text:style-name="T7">he output shares of the </text:span><text:span text:style-name="T91">last layer of the </text:span><text:span text:style-name="T7">neural net are fed to the non tensor implemetation of the argmax function to obtain the required </text:span><text:span text:style-name="T92">shares of </text:span><text:span text:style-name="T7">classification </text:span><text:soft-page-break/><text:span text:style-name="T7">answer. <text:s/></text:span>This <text:span text:style-name="T7">argmax </text:span>function recursively uses max and argmax for two inputs and generates argmax output <text:span text:style-name="T92">shares </text:span>for multiple inputs. </text:p>
      <text:p text:style-name="P7"/>
      <text:p text:style-name="P21">For <text:span text:style-name="T92">the secure</text:span> inferencing task <text:span text:style-name="T94">on the MNIST data set</text:span> the memory requirement is <text:span text:style-name="T93">observed</text:span> to be 3.5GB <text:span text:style-name="T92">in an instance</text:span>. In practise, we observed that this memory requirement is a hinderance to perform the inferencing task from a regular personal laptop. With this pretext our aim is to bring down the memory requirement. <text:span text:style-name="T7">The above idea of writing </text:span>output <text:span text:style-name="T7">shares and assuring no reconstruction in clear </text:span><text:span text:style-name="T95">helped us </text:span><text:span text:style-name="T7">reduce the average memory requirement of the inferencing task. Motion2NX builds the whole circuit required at once and does not release the memory till the end of the execution. </text:span><text:span text:style-name="T96">For our inferencing model, the m</text:span><text:span text:style-name="T58">aximum m</text:span><text:span text:style-name="T7">emory requirement comes from matrix multiplication of layer-1. Therefore, we perform the matrix muliplication in splits to being the average memory requirement down. We see that avg. Memory requirement scales down linearly with the number of splits. <text:s/></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32"/>
          </table:table-cell>
          <table:table-cell table:style-name="Table1.A1" office:value-type="string">
            <text:p text:style-name="P32">Memory requirement</text:p>
          </table:table-cell>
          <table:table-cell table:style-name="Table1.A1" office:value-type="string">
            <text:p text:style-name="P32"><text:s/><text:span text:style-name="T63">Execution time </text:span></text:p>
          </table:table-cell>
        </table:table-row>
        <table:table-row>
          <table:table-cell table:style-name="Table1.A1" office:value-type="string">
            <text:p text:style-name="Table_20_Contents"><text:s text:c="2"/><text:span text:style-name="T59">No split</text:span></text:p>
          </table:table-cell>
          <table:table-cell table:style-name="Table1.A1" office:value-type="string">
            <text:p text:style-name="P32"><text:s text:c="7"/>3.2 GB</text:p>
          </table:table-cell>
          <table:table-cell table:style-name="Table1.A1" office:value-type="string">
            <text:p text:style-name="P36"><text:s text:c="5"/>34 <text:span text:style-name="T81">seconds</text:span></text:p>
          </table:table-cell>
        </table:table-row>
        <table:table-row>
          <table:table-cell table:style-name="Table1.A1" office:value-type="string">
            <text:p text:style-name="Table_20_Contents"><text:s text:c="2"/><text:span text:style-name="T59">2 splits</text:span></text:p>
          </table:table-cell>
          <table:table-cell table:style-name="Table1.A1" office:value-type="string">
            <text:p text:style-name="P32"><text:s text:c="7"/>1.6419 GB</text:p>
          </table:table-cell>
          <table:table-cell table:style-name="Table1.A1" office:value-type="string">
            <text:p text:style-name="P32"><text:s text:c="5"/><text:span text:style-name="T82">38 seconds</text:span></text:p>
          </table:table-cell>
        </table:table-row>
        <table:table-row>
          <table:table-cell table:style-name="Table1.A1" office:value-type="string">
            <text:p text:style-name="Table_20_Contents"><text:s text:c="2"/><text:span text:style-name="T59">4 splits </text:span></text:p>
          </table:table-cell>
          <table:table-cell table:style-name="Table1.A1" office:value-type="string">
            <text:p text:style-name="P33"><text:s text:c="7"/>0.888 GB</text:p>
          </table:table-cell>
          <table:table-cell table:style-name="Table1.A1" office:value-type="string">
            <text:p text:style-name="P37"><text:s text:c="5"/>43 <text:span text:style-name="T80">seconds</text:span></text:p>
          </table:table-cell>
        </table:table-row>
        <table:table-row>
          <table:table-cell table:style-name="Table1.A1" office:value-type="string">
            <text:p text:style-name="Table_20_Contents"><text:s text:c="2"/><text:span text:style-name="T60">8 splits </text:span></text:p>
          </table:table-cell>
          <table:table-cell table:style-name="Table1.A1" office:value-type="string">
            <text:p text:style-name="P33"><text:s text:c="7"/>0.4527 GB</text:p>
          </table:table-cell>
          <table:table-cell table:style-name="Table1.A1" office:value-type="string">
            <text:p text:style-name="P38"><text:s text:c="5"/>47 <text:span text:style-name="T80">seconds</text:span></text:p>
          </table:table-cell>
        </table:table-row>
        <table:table-row>
          <table:table-cell table:style-name="Table1.A1" office:value-type="string">
            <text:p text:style-name="Table_20_Contents"><text:s/><text:span text:style-name="T61">16 splits </text:span></text:p>
          </table:table-cell>
          <table:table-cell table:style-name="Table1.A1" office:value-type="string">
            <text:p text:style-name="P34"><text:s text:c="7"/>0.<text:span text:style-name="T64">25</text:span>3 GB</text:p>
          </table:table-cell>
          <table:table-cell table:style-name="Table1.A1" office:value-type="string">
            <text:p text:style-name="P39"><text:s text:c="5"/>5<text:span text:style-name="T80">0</text:span> <text:span text:style-name="T80">seconds</text:span></text:p>
          </table:table-cell>
        </table:table-row>
        <table:table-row>
          <table:table-cell table:style-name="Table1.A1" office:value-type="string">
            <text:p text:style-name="Table_20_Contents"><text:s/><text:span text:style-name="T62">64 splits</text:span></text:p>
          </table:table-cell>
          <table:table-cell table:style-name="Table1.A1" office:value-type="string">
            <text:p text:style-name="P35"><text:s text:c="7"/>0.0988 GB</text:p>
          </table:table-cell>
          <table:table-cell table:style-name="Table1.A1" office:value-type="string">
            <text:p text:style-name="P40"><text:s text:c="5"/>73 <text:span text:style-name="T81">seconds</text:span></text:p>
          </table:table-cell>
        </table:table-row>
      </table:table>
      <text:p text:style-name="P62"><text:span text:style-name="T123">Figure: This table contains details for a setting where compute servers on </text:span><text:span text:style-name="T130">the same</text:span><text:span text:style-name="T123"> machine for 2 layer neural net.</text:span></text:p>
      <text:p text:style-name="P62"/>
      <text:p text:style-name="P4"><text:span text:style-name="T12">After bringing the average memory requirement down we next concentrate on bringing the execution time down. Matrix multiplication of layer-1 is the portion that </text:span><text:span text:style-name="T30">takes</text:span><text:span text:style-name="T12"> the maximum chunk of the execution time. Thus we focus on that layer to bring the execution time down. </text:span><text:span text:style-name="T13">We understand that the oblivious transfers</text:span><text:span text:style-name="T14">(OTs)</text:span><text:span text:style-name="T13"> happening behind the curtain require a huge amount of execution time. To over come this we propose a new </text:span><text:span text:style-name="T42">matrix multiplication </text:span><text:span text:style-name="T13">algorithm that works without Ots. </text:span><text:span text:style-name="T14">OT s are used to exchange information between the parties without knowledge of the actual values. Instead of them we introduce a semi honest third party helper node. OT s are performed bit wise so to transefer 64bit number 64 OT s are required. This also introduces a lot of communication overhead. Our new algorithm send</text:span><text:span text:style-name="T33">s</text:span><text:span text:style-name="T14"> the total information </text:span><text:span text:style-name="T33">to</text:span><text:span text:style-name="T14"> the helper node in a single shot making the process simple. </text:span><text:span text:style-name="T15">Our new algorithm brings down the execution time of inferencing operation </text:span><text:span text:style-name="T31">to </text:span><text:span text:style-name="T43">12 seconds</text:span><text:span text:style-name="T31">. </text:span><text:span text:style-name="T32">Memory requirement using th</text:span><text:span text:style-name="T44">e helper node</text:span><text:span text:style-name="T32"> algorithm is 0.128 GB. </text:span><text:span text:style-name="T33">We call this algorithm ABY2.0 with helper node. This helper node idea is inspired from T</text:span><text:span text:style-name="T44">Fencrypted</text:span><text:span text:style-name="T33">. </text:span><text:span text:style-name="T34">Clearly, this algorithm brings down the average memory requirement and execution time.</text:span></text:p>
      <text:p text:style-name="P12"/>
      <text:p text:style-name="P12">///////////// Helper node algorithm ///////////////////////////////////////////////</text:p>
      <text:p text:style-name="P12"/>
      <text:p text:style-name="P15">Having motivated the need of <text:span text:style-name="T66">the ABY2.0 with helper node, we now explain the algorithm in detail. This write up assumes familiarity with ABY2.0 </text:span><text:span text:style-name="T67">protocol. Our helper node basically aims to get rid of the OTs </text:span><text:span text:style-name="T68">needed </text:span><text:span text:style-name="T69">in ABY2.0 from both online and setup phases. </text:span><text:span text:style-name="T97">As explained above OT s are performed bit-wise.</text:span><text:span text:style-name="T69"> </text:span><text:span text:style-name="T70">We specifically discuss how the helped node algorithm modifies the Multiplication Protocol, Protocol MULT (⟨a⟩, ⟨b⟩) from Section 3.1.3 of ABY2.0 paper. </text:span></text:p>
      <text:p text:style-name="P15"/>
      <text:p text:style-name="P16">To recap, the Protocol MULT (⟨a⟩, ⟨b⟩) accepts the ABY2.0 shares of a,b from 2 parties, performs operations to generate ABY2.0 output shares of a x b. In this protocol the output is not known in clear to either of the parties unless they communicate their <text:span text:style-name="T74">output </text:span>secret share to the other party. <text:span text:style-name="T71">Note that Protocol</text:span> MULT (⟨a⟩, ⟨b⟩) <text:span text:style-name="T71">uses </text:span><text:span text:style-name="T72">an OT based setupMULT in the </text:span><text:span text:style-name="T75">pre-</text:span><text:span text:style-name="T72">processing </text:span><text:span text:style-name="T98">phase</text:span><text:span text:style-name="T72">. Specifically, we aim to get rid of this setupMULT </text:span><text:span text:style-name="T73">with helperMULT.</text:span></text:p>
      <text:p text:style-name="P16"/>
      <text:p text:style-name="P17"><text:soft-page-break/><text:span text:style-name="T75">HelperMULT: The goal is t</text:span>o compute δ<text:span text:style-name="T75">ab=</text:span>[([δa ]0 <text:span text:style-name="T78">+</text:span>[δ<text:span text:style-name="T78">a</text:span> ]1 )<text:span text:style-name="T75">([δ</text:span><text:span text:style-name="T78">b</text:span><text:span text:style-name="T75"> ]</text:span><text:span text:style-name="T78">0+</text:span><text:span text:style-name="T75"> [δb ]</text:span><text:span text:style-name="T78">1</text:span><text:span text:style-name="T75"> )</text:span>] <text:span text:style-name="T75">, and send additive shares of th</text:span><text:span text:style-name="T79">is</text:span><text:span text:style-name="T75"> term to both the servers. </text:span><text:span text:style-name="T76">Here, party 0 shares </text:span>[δa ]0,<text:span text:style-name="T76"> </text:span><text:span text:style-name="T75">[δb ]0 </text:span><text:span text:style-name="T76">to the helper node via a reliable channel. Similarly, party 1 shares </text:span>[δa ]<text:span text:style-name="T76">1</text:span>,<text:span text:style-name="T76"> </text:span><text:span text:style-name="T75">[δb ]</text:span><text:span text:style-name="T76">1 to the helper node via <text:s/>a reliable channel. </text:span><text:span text:style-name="T79">Helper node then computes </text:span>δ<text:span text:style-name="T75">ab, and send additive shares to both the servers. </text:span><text:span text:style-name="T76"><text:s/>Helper node cannot reconstruct the values </text:span><text:span text:style-name="T99">of a and b</text:span><text:span text:style-name="T76"> in clear as it has no knowledge of ∆a and ∆b. Also, we </text:span><text:span text:style-name="T100">assume that the compute servers as well as the helper node satisfy the following properties</text:span></text:p>
      <text:list xml:id="list827096541" text:style-name="L1">
        <text:list-item>
          <text:p text:style-name="P57">Code integrity</text:p>
        </text:list-item>
        <text:list-item>
          <text:p text:style-name="P57">Data integrity <text:span text:style-name="T77">and</text:span></text:p>
        </text:list-item>
        <text:list-item>
          <text:p text:style-name="P57">Data confidentiality</text:p>
        </text:list-item>
      </text:list>
      <text:p text:style-name="P22">The above <text:span text:style-name="T102">properties</text:span> ensure the data from <text:span text:style-name="T101">both the servers or </text:span>helper node is not leaked. Note that if the information from helper node is shared with either of the servers, the data privacy of the other server is compromised. <text:span text:style-name="T103">O</text:span>ne might want to run the <text:span text:style-name="T105">compute servers and the helper node</text:span> on <text:span text:style-name="T105">independent </text:span>secure enclave <text:span text:style-name="T104">machines </text:span><text:span text:style-name="T106">to guarentee the above properties.</text:span></text:p>
      <text:p text:style-name="P18"/>
      <text:p text:style-name="P42">In the following we outline the <text:span text:style-name="T107">helper node </text:span>algorithm in detail</text:p>
      <text:p text:style-name="P42"/>
      <text:p text:style-name="P43">helperMULT<text:span text:style-name="T11">([δa ] , [δb ]) </text:span></text:p>
      <text:list xml:id="list878627712" text:style-name="L2">
        <text:list-item>
          <text:p text:style-name="P63">Pi for i ∈ {0, 1} send ([δa ] i, [δb ]i) to the helper node.</text:p>
        </text:list-item>
        <text:list-item>
          <text:p text:style-name="P63">Helper node computes <text:span text:style-name="T35">δ</text:span><text:span text:style-name="T36">ab=</text:span><text:span text:style-name="T35">[([δa ]0 </text:span><text:span text:style-name="T11">+</text:span><text:span text:style-name="T35">[δ</text:span><text:span text:style-name="T11">a</text:span><text:span text:style-name="T35"> ]1 )</text:span><text:span text:style-name="T36">([δ</text:span><text:span text:style-name="T11">b</text:span><text:span text:style-name="T36"> ]</text:span><text:span text:style-name="T11">0+</text:span><text:span text:style-name="T36"> [δb ]</text:span><text:span text:style-name="T11">1</text:span><text:span text:style-name="T36"> )</text:span><text:span text:style-name="T35">] </text:span></text:p>
        </text:list-item>
        <text:list-item>
          <text:p text:style-name="P63"><text:span text:style-name="T35">H</text:span><text:span text:style-name="T11">elper node creates arithmetic shares ([</text:span><text:span text:style-name="T35">δ</text:span><text:span text:style-name="T36">ab</text:span><text:span text:style-name="T11">]0,[</text:span><text:span text:style-name="T35">δ</text:span><text:span text:style-name="T36">ab</text:span><text:span text:style-name="T11">]1), such that </text:span><text:span text:style-name="T35">δ</text:span><text:span text:style-name="T36">ab:</text:span><text:span text:style-name="T11">=[</text:span><text:span text:style-name="T35">δ</text:span><text:span text:style-name="T36">ab</text:span><text:span text:style-name="T11">]0+[</text:span><text:span text:style-name="T35">δ</text:span><text:span text:style-name="T36">ab</text:span><text:span text:style-name="T11">]1</text:span></text:p>
        </text:list-item>
        <text:list-item>
          <text:p text:style-name="P63">Helper node sends <text:span text:style-name="T11">[</text:span><text:span text:style-name="T35">δ</text:span><text:span text:style-name="T36">ab</text:span><text:span text:style-name="T11">]i to Pi for i ∈ {0, 1}</text:span></text:p>
        </text:list-item>
      </text:list>
      <text:p text:style-name="P17"/>
      <text:p text:style-name="P43"><text:span text:style-name="T35">U</text:span><text:span text:style-name="T11">sing the above we modify Protocol MULT(⟨a⟩, ⟨b⟩) as follows</text:span></text:p>
      <text:p text:style-name="P20"/>
      <text:p text:style-name="P20">Setup:</text:p>
      <text:list xml:id="list1494916644" text:style-name="L3">
        <text:list-item>
          <text:p text:style-name="P58">Pi for i ∈ {0, 1} samples random [δy ]i ∈R Z2ℓ .</text:p>
        </text:list-item>
        <text:list-item>
          <text:p text:style-name="P58">Parties execute helperMULT([δa ] , [δb ]) to generate [δab ].</text:p>
        </text:list-item>
      </text:list>
      <text:p text:style-name="P20">Online:</text:p>
      <text:list xml:id="list3266224068" text:style-name="L4">
        <text:list-item>
          <text:p text:style-name="P59"><text:s/>Pi for i ∈ {0, 1} locally computes [∆y ]i = i · ∆ab − ∆a [δb ]i − ∆b [δa ]i + [δab ]i + [δy ]i and sends to P1−i.</text:p>
        </text:list-item>
        <text:list-item>
          <text:p text:style-name="P60">Pi for i ∈ {0, 1} locally sets ∆y = [∆y ]0 + [∆y ]1 . </text:p>
        </text:list-item>
      </text:list>
      <text:p text:style-name="P19"/>
      <text:p text:style-name="P43">In short, we propose a new method to implement setupMULT function from ABY2.0 paper to save on the average memory requirement and execution time of the inferencing task. This idea has been extended to implement matrix multiplication. </text:p>
      <text:p text:style-name="P41"/>
      <text:p text:style-name="P41"/>
      <text:p text:style-name="P45">Having successfully implemented an inferencing operation on a personal lapto<text:span text:style-name="T79">p</text:span>, we propose to implement <text:span text:style-name="T79">the following </text:span></text:p>
      <text:list xml:id="list1861702059" text:style-name="L5">
        <text:list-item>
          <text:p text:style-name="P64">Run the inferencing task on cloud where both the compute servers are hosted on cloud.</text:p>
        </text:list-item>
        <text:list-item>
          <text:p text:style-name="P64">Training the neural net</text:p>
        </text:list-item>
      </text:list>
      <text:p text:style-name="P10"/>
      <text:p text:style-name="P46"><text:span text:style-name="T14">S</text:span><text:span text:style-name="T11">ummary of </text:span><text:span text:style-name="T37">our </text:span><text:span text:style-name="T11">key contributions:</text:span></text:p>
      <text:p text:style-name="P46"/>
      <text:p text:style-name="P46">1. Extending setup of Motion2NX to the setup of data providers and compute servers.</text:p>
      <text:p text:style-name="P46">2. Creating an argmax function for multiple<text:span text:style-name="T108">(&gt;2)</text:span> inputs.</text:p>
      <text:p text:style-name="P46">3. Enabling writing of output shares <text:span text:style-name="T109">to files</text:span>.</text:p>
      <text:p text:style-name="P46">4. Prevent reconstruction of the output <text:span text:style-name="T110">at the compute servers</text:span>.</text:p>
      <text:p text:style-name="P46">5. Enabling usage of tensor and non tensor operations together <text:span text:style-name="T111">in a sequential manner </text:span><text:span text:style-name="T112">without loss of privacy</text:span>.</text:p>
      <text:p text:style-name="P46">6. A new optimized <text:span text:style-name="T79">helper node </text:span>algorithm for matrix multiplication.</text:p>
      <text:p text:style-name="P46"/>
      <text:p text:style-name="P54"><text:soft-page-break/>Evaluation of our setup:<text:line-break/></text:p>
      <text:p text:style-name="P53">The following table outlines the time of execution for a two layer <text:span text:style-name="T125">and a 5 layer </text:span>neural network when both the compute servers and helper node are run on same LAN.</text:p>
      <text:p text:style-name="P53"/>
      <table:table table:name="Table3" table:style-name="Table3">
        <table:table-column table:style-name="Table3.A" table:number-columns-repeated="3"/>
        <table:table-row>
          <table:table-cell table:style-name="Table3.A1" office:value-type="string">
            <text:p text:style-name="P55">Splits </text:p>
          </table:table-cell>
          <table:table-cell table:style-name="Table3.A1" office:value-type="string">
            <text:p text:style-name="P55">Memory requirement</text:p>
          </table:table-cell>
          <table:table-cell table:style-name="Table3.C1" office:value-type="string">
            <text:p text:style-name="P55">Time of execution</text:p>
          </table:table-cell>
        </table:table-row>
        <table:table-row>
          <table:table-cell table:style-name="Table3.A2" office:value-type="string">
            <text:p text:style-name="P55">2 splits </text:p>
          </table:table-cell>
          <table:table-cell table:style-name="Table3.A2" office:value-type="string">
            <text:p text:style-name="P55">1.6419 GB </text:p>
          </table:table-cell>
          <table:table-cell table:style-name="Table3.C2" office:value-type="string">
            <text:p text:style-name="P55">75.68 seconds</text:p>
          </table:table-cell>
        </table:table-row>
        <table:table-row>
          <table:table-cell table:style-name="Table3.A2" office:value-type="string">
            <text:p text:style-name="P55">4 splits </text:p>
          </table:table-cell>
          <table:table-cell table:style-name="Table3.A2" office:value-type="string">
            <text:p text:style-name="P55">0.888 GB </text:p>
          </table:table-cell>
          <table:table-cell table:style-name="Table3.C2" office:value-type="string">
            <text:p text:style-name="P55">89.91 seconds</text:p>
          </table:table-cell>
        </table:table-row>
        <table:table-row>
          <table:table-cell table:style-name="Table3.A2" office:value-type="string">
            <text:p text:style-name="P55">8 splits </text:p>
          </table:table-cell>
          <table:table-cell table:style-name="Table3.A2" office:value-type="string">
            <text:p text:style-name="P55">0.4527 GB </text:p>
          </table:table-cell>
          <table:table-cell table:style-name="Table3.C2" office:value-type="string">
            <text:p text:style-name="P55">100.30 seconds</text:p>
          </table:table-cell>
        </table:table-row>
        <table:table-row>
          <table:table-cell table:style-name="Table3.A2" office:value-type="string">
            <text:p text:style-name="P55">64 splits </text:p>
          </table:table-cell>
          <table:table-cell table:style-name="Table3.A2" office:value-type="string">
            <text:p text:style-name="P55">0.0988 GB </text:p>
          </table:table-cell>
          <table:table-cell table:style-name="Table3.C2" office:value-type="string">
            <text:p text:style-name="P55">121.53 seconds</text:p>
          </table:table-cell>
        </table:table-row>
      </table:table>
      <text:p text:style-name="P23"><text:span text:style-name="T123">Figure: This table contains details for a setting where compute servers and helper node are run on different machine on same </text:span><text:span text:style-name="T124">LAN</text:span><text:span text:style-name="T123"> for 2 layer neural net.</text:span></text:p>
      <text:p text:style-name="P23"/>
      <table:table table:name="Table5" table:style-name="Table5">
        <table:table-column table:style-name="Table5.A"/>
        <table:table-column table:style-name="Table5.B"/>
        <table:table-column table:style-name="Table5.C"/>
        <table:table-row>
          <table:table-cell table:style-name="Table5.A1" office:value-type="string">
            <text:p text:style-name="P24">Which layers are split,</text:p>
            <text:p text:style-name="P24">number of splits</text:p>
          </table:table-cell>
          <table:table-cell table:style-name="Table5.A1" office:value-type="string">
            <text:p text:style-name="P24">Memory requirement</text:p>
          </table:table-cell>
          <table:table-cell table:style-name="Table5.C1" office:value-type="string">
            <text:p text:style-name="P24">Time of execution</text:p>
          </table:table-cell>
        </table:table-row>
        <table:table-row>
          <table:table-cell table:style-name="Table5.A2" office:value-type="string">
            <text:p text:style-name="P24">Layer 1 - 8 splits </text:p>
          </table:table-cell>
          <table:table-cell table:style-name="Table5.A2" office:value-type="string">
            <text:p text:style-name="P24"><text:s/>2.025 GB</text:p>
          </table:table-cell>
          <table:table-cell table:style-name="Table5.C2" office:value-type="string">
            <text:p text:style-name="P24"><text:s/>204 seconds </text:p>
          </table:table-cell>
        </table:table-row>
        <table:table-row>
          <table:table-cell table:style-name="Table5.A2" office:value-type="string">
            <text:p text:style-name="P24">Layer 1 - <text:s/>16 splits </text:p>
          </table:table-cell>
          <table:table-cell table:style-name="Table5.A2" office:value-type="string">
            <text:p text:style-name="P24"><text:s/>2.027 GB </text:p>
          </table:table-cell>
          <table:table-cell table:style-name="Table5.C2" office:value-type="string">
            <text:p text:style-name="P24"><text:s/>205 seconds</text:p>
          </table:table-cell>
        </table:table-row>
        <table:table-row>
          <table:table-cell table:style-name="Table5.A2" office:value-type="string">
            <text:p text:style-name="P24">Layer 1,2,3,4 -8 splits </text:p>
          </table:table-cell>
          <table:table-cell table:style-name="Table5.A2" office:value-type="string">
            <text:p text:style-name="P24">0.896 GB </text:p>
          </table:table-cell>
          <table:table-cell table:style-name="Table5.C2" office:value-type="string">
            <text:p text:style-name="P24"><text:s/>214 seconds</text:p>
          </table:table-cell>
        </table:table-row>
        <table:table-row>
          <table:table-cell table:style-name="Table5.A2" office:value-type="string">
            <text:p text:style-name="P24"><text:s text:c="2"/>Layer 1 - 8 splits </text:p>
            <text:p text:style-name="P24"><text:s text:c="2"/>Layer 2 - 4 splits </text:p>
            <text:p text:style-name="P24"><text:s text:c="2"/>Layer 3 - 2 splits </text:p>
          </table:table-cell>
          <table:table-cell table:style-name="Table5.A2" office:value-type="string">
            <text:p text:style-name="P24">0.894 GB </text:p>
          </table:table-cell>
          <table:table-cell table:style-name="Table5.C2" office:value-type="string">
            <text:p text:style-name="P24"><text:s/>212 seconds </text:p>
          </table:table-cell>
        </table:table-row>
        <table:table-row>
          <table:table-cell table:style-name="Table5.A2" office:value-type="string">
            <text:p text:style-name="P25"><text:s text:c="2"/>Layer 1 - 16 splits </text:p>
            <text:p text:style-name="P25"><text:s text:c="2"/>Layer 2 - 8 splits </text:p>
            <text:p text:style-name="P25"><text:s text:c="2"/>Layer 3 - 4 splits </text:p>
            <text:p text:style-name="P25"><text:s text:c="2"/>Layer 4 - 2 splits </text:p>
          </table:table-cell>
          <table:table-cell table:style-name="Table5.A2" office:value-type="string">
            <text:p text:style-name="P25"><text:s/>0.461 GB </text:p>
          </table:table-cell>
          <table:table-cell table:style-name="Table5.C2" office:value-type="string">
            <text:p text:style-name="P25"><text:s/>210 seconds </text:p>
          </table:table-cell>
        </table:table-row>
        <table:table-row>
          <table:table-cell table:style-name="Table5.A2" office:value-type="string">
            <text:p text:style-name="P26">Helper node without split </text:p>
          </table:table-cell>
          <table:table-cell table:style-name="Table5.A2" office:value-type="string">
            <text:p text:style-name="P26"><text:s/>0.113 GB</text:p>
          </table:table-cell>
          <table:table-cell table:style-name="Table5.C2" office:value-type="string">
            <text:p text:style-name="P26"><text:s/>21.13 seconds</text:p>
          </table:table-cell>
        </table:table-row>
      </table:table>
      <text:p text:style-name="P23"/>
      <text:p text:style-name="P27"><text:span text:style-name="T123">Figure: This table contains details for a setting where compute servers and helper node are run on different machine on same </text:span><text:span text:style-name="T124">LAN</text:span><text:span text:style-name="T123"> for </text:span><text:span text:style-name="T126">5</text:span><text:span text:style-name="T123"> layer neural net.</text:span></text:p>
      <text:p text:style-name="P27"/>
      <text:p text:style-name="P47"/>
      <text:p text:style-name="P47">In real time / In practise the compute servers are hosted on cloud. To obtain the execution time we hosted both the compute servers on clouds of two different <text:span text:style-name="T113">cloud </text:span>providers. <text:span text:style-name="T114">Precisely, we hosted comupte server 0 on Microsoft Azure and compute server 1, helper node on AWS. Image provider and Weights/Model provider are run on two seperate </text:span><text:span text:style-name="T120">local machines</text:span><text:span text:style-name="T114">. </text:span><text:span text:style-name="T115">Image provider terminal accepts a handwritten digit and converts it to a 28 X 28 .csv file </text:span><text:span text:style-name="T116">which is then flattened to 784 X 1. Model provider has weights and biases of a pre trained model with it. </text:span><text:span text:style-name="T117">Image provider and Model provider create ABY2.0 shares of their private data </text:span><text:span text:style-name="T118">and send </text:span><text:span text:style-name="T120">the </text:span><text:span text:style-name="T118">data t</text:span><text:span text:style-name="T120">o</text:span><text:span text:style-name="T118"> compute servers housed on cloud.</text:span><text:span text:style-name="T114"> </text:span><text:span text:style-name="T119">After sharing the secret shares the image provider awaits output shares as it is the output owner. </text:span><text:span text:style-name="T120">After processing the shares the compute servers </text:span><text:span text:style-name="T121">send their respective output shares to the image provider for reconstruction of the answer in clear.</text:span></text:p>
      <text:p text:style-name="P47"/>
      <text:p text:style-name="P48">It has to be noted that we could complete the inferencing task <text:span text:style-name="T128">with out helper node </text:span>on a two layer neural network in 12 seconds <text:span text:style-name="T128">and in 23 seconds for a 5 layer neural net </text:span>with the following configuration</text:p>
      <text:p text:style-name="P48"/>
      <text:p text:style-name="P48"/>
      <table:table table:name="Table2" table:style-name="Table2">
        <table:table-column table:style-name="Table2.A"/>
        <table:table-column table:style-name="Table2.B"/>
        <text:soft-page-break/>
        <table:table-row>
          <table:table-cell table:style-name="Table2.A1" office:value-type="string">
            <text:p text:style-name="P49">Server 0</text:p>
          </table:table-cell>
          <table:table-cell table:style-name="Table2.B1" office:value-type="string">
            <text:p text:style-name="P49">Azure: b1s 1vcpu, 1 GiB, 30 GiB SSD</text:p>
          </table:table-cell>
        </table:table-row>
        <table:table-row>
          <table:table-cell table:style-name="Table2.A2" office:value-type="string">
            <text:p text:style-name="P49">Server 1</text:p>
          </table:table-cell>
          <table:table-cell table:style-name="Table2.B2" office:value-type="string">
            <text:p text:style-name="P49">AWS: t2.micro 1vcpu, 1GiB, 30 GiB SSD</text:p>
          </table:table-cell>
        </table:table-row>
        <table:table-row>
          <table:table-cell table:style-name="Table2.A2" office:value-type="string">
            <text:p text:style-name="P49">Helper node <text:s/></text:p>
          </table:table-cell>
          <table:table-cell table:style-name="Table2.B2" office:value-type="string">
            <text:p text:style-name="P49">AWS: t2.nano 1vcpu, 0.5GiB, 30 GiB SSD</text:p>
          </table:table-cell>
        </table:table-row>
        <table:table-row>
          <table:table-cell table:style-name="Table2.A2" office:value-type="string">
            <text:p text:style-name="P56">Image provider</text:p>
          </table:table-cell>
          <table:table-cell table:style-name="Table2.B2" office:value-type="string">
            <text:p text:style-name="P56">Personal laptop</text:p>
          </table:table-cell>
        </table:table-row>
        <table:table-row>
          <table:table-cell table:style-name="Table2.A2" office:value-type="string">
            <text:p text:style-name="P56">Weights provider</text:p>
          </table:table-cell>
          <table:table-cell table:style-name="Table2.B2" office:value-type="string">
            <text:p text:style-name="P56">Personal laptop</text:p>
          </table:table-cell>
        </table:table-row>
      </table:table>
      <text:p text:style-name="P50"><text:line-break/><text:span text:style-name="T129">The follwoing table lists details for some other varients when they were run on cloud</text:span><text:line-break/></text:p>
      <table:table table:name="Table4" table:style-name="Table4">
        <table:table-column table:style-name="Table4.A" table:number-columns-repeated="3"/>
        <table:table-row>
          <table:table-cell table:style-name="Table4.A1" office:value-type="string">
            <text:p text:style-name="P65">Splits </text:p>
          </table:table-cell>
          <table:table-cell table:style-name="Table4.A1" office:value-type="string">
            <text:p text:style-name="P65">Memory requirement</text:p>
          </table:table-cell>
          <table:table-cell table:style-name="Table4.C1" office:value-type="string">
            <text:p text:style-name="P65">Time of execution</text:p>
          </table:table-cell>
        </table:table-row>
        <table:table-row>
          <table:table-cell table:style-name="Table4.A2" office:value-type="string">
            <text:p text:style-name="P65">16 splits </text:p>
          </table:table-cell>
          <table:table-cell table:style-name="Table4.A2" office:value-type="string">
            <text:p text:style-name="P65">0.253 GB </text:p>
          </table:table-cell>
          <table:table-cell table:style-name="Table4.C2" office:value-type="string">
            <text:p text:style-name="P65">200 seconds</text:p>
          </table:table-cell>
        </table:table-row>
        <table:table-row>
          <table:table-cell table:style-name="Table4.A2" office:value-type="string">
            <text:p text:style-name="P65">64 splits </text:p>
          </table:table-cell>
          <table:table-cell table:style-name="Table4.A2" office:value-type="string">
            <text:p text:style-name="P65">0.0988 GB </text:p>
          </table:table-cell>
          <table:table-cell table:style-name="Table4.C2" office:value-type="string">
            <text:p text:style-name="P65">280 seconds</text:p>
          </table:table-cell>
        </table:table-row>
        <table:table-row>
          <table:table-cell table:style-name="Table4.A2" office:value-type="string">
            <text:p text:style-name="P65">Helper node</text:p>
          </table:table-cell>
          <table:table-cell table:style-name="Table4.A2" office:value-type="string">
            <text:p text:style-name="P65">0.134GB</text:p>
          </table:table-cell>
          <table:table-cell table:style-name="Table4.C2" office:value-type="string">
            <text:p text:style-name="P65">12 seconds</text:p>
          </table:table-cell>
        </table:table-row>
      </table:table>
      <text:p text:style-name="P67"><text:span text:style-name="T123">Figure: This table contains details for a setting where compute servers and helper node are run on cloud for 2 layer neural net.</text:span></text:p>
      <text:p text:style-name="P67"/>
      <text:p text:style-name="P61"/>
      <table:table table:name="Table6" table:style-name="Table6">
        <table:table-column table:style-name="Table6.A"/>
        <table:table-column table:style-name="Table6.B"/>
        <table:table-column table:style-name="Table6.C"/>
        <table:table-row>
          <table:table-cell table:style-name="Table6.A1" office:value-type="string">
            <text:p text:style-name="P61">Which layers are split,</text:p>
            <text:p text:style-name="P61">number of splits</text:p>
          </table:table-cell>
          <table:table-cell table:style-name="Table6.A1" office:value-type="string">
            <text:p text:style-name="P61">Memory requirement</text:p>
          </table:table-cell>
          <table:table-cell table:style-name="Table6.C1" office:value-type="string">
            <text:p text:style-name="P61">Time of execution</text:p>
          </table:table-cell>
        </table:table-row>
        <table:table-row>
          <table:table-cell table:style-name="Table6.A2" office:value-type="string">
            <text:p text:style-name="P61"><text:s text:c="2"/>Layer 1 - 16 splits </text:p>
            <text:p text:style-name="P61"><text:s text:c="2"/>Layer 2 - 8 splits </text:p>
            <text:p text:style-name="P61"><text:s text:c="2"/>Layer 3 - 4 splits </text:p>
            <text:p text:style-name="P61"><text:s text:c="2"/>Layer 4 - 2 splits </text:p>
          </table:table-cell>
          <table:table-cell table:style-name="Table6.A2" office:value-type="string">
            <text:p text:style-name="P61"><text:s/>0.461 GB </text:p>
          </table:table-cell>
          <table:table-cell table:style-name="Table6.C2" office:value-type="string">
            <text:p text:style-name="P61"><text:s/><text:span text:style-name="T129">525 </text:span>seconds </text:p>
          </table:table-cell>
        </table:table-row>
        <table:table-row>
          <table:table-cell table:style-name="Table6.A2" office:value-type="string">
            <text:p text:style-name="P61">Helper node without split </text:p>
          </table:table-cell>
          <table:table-cell table:style-name="Table6.A2" office:value-type="string">
            <text:p text:style-name="P61"><text:s/>0.113 GB</text:p>
          </table:table-cell>
          <table:table-cell table:style-name="Table6.C2" office:value-type="string">
            <text:p text:style-name="P61"><text:s/>2<text:span text:style-name="T129">3</text:span> seconds</text:p>
          </table:table-cell>
        </table:table-row>
      </table:table>
      <text:p text:style-name="P68"><text:span text:style-name="T46">Figure: This table contains details for a setting where compute servers and helper node are run on cloud for </text:span><text:span text:style-name="T47">5</text:span><text:span text:style-name="T46"> layer neural net.</text:span><text:line-break/></text:p>
      <text:p text:style-name="P52"/>
      <text:p text:style-name="P5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0"/>
      <text:p text:style-name="P6"><text:s/></text:p>
      <text:p text:style-name="P6"/>
      <text:p text:style-name="P6"/>
      <text:p text:style-name="P6"/>
      <text:p text:style-name="P6"/>
      <text:p text:style-name="P8"/>
      <text:p text:style-name="P8"><text:soft-page-break/></text:p>
      <text:p text:style-name="P13"/>
      <text:p text:style-name="P9"/>
      <text:p text:style-name="P14"/>
      <text:p text:style-name="P44"/>
      <text:p text:style-name="P1"/>
      <text:p text:style-name="P1"/>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1T16:36:46.983637001</meta:creation-date>
    <meta:editing-duration>PT9H26M22S</meta:editing-duration>
    <meta:editing-cycles>121</meta:editing-cycles>
    <meta:generator>LibreOffice/7.3.7.2$Linux_X86_64 LibreOffice_project/30$Build-2</meta:generator>
    <dc:date>2023-06-05T17:33:38.713711701</dc:date>
    <meta:document-statistic meta:table-count="6" meta:image-count="0" meta:object-count="0" meta:page-count="6" meta:paragraph-count="147" meta:word-count="2360" meta:character-count="13842" meta:non-whitespace-character-count="11455"/>
  </office:meta>
</office:document-meta>
</file>